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40d1a5" officeooo:paragraph-rsid="024b4305"/>
    </style:style>
    <style:style style:name="P63" style:family="paragraph" style:parent-style-name="Standard">
      <style:text-properties officeooo:rsid="02518d10" officeooo:paragraph-rsid="02518d10"/>
    </style:style>
    <style:style style:name="P64" style:family="paragraph" style:parent-style-name="Standard">
      <style:text-properties officeooo:rsid="01e114fd" officeooo:paragraph-rsid="01e114fd"/>
    </style:style>
    <style:style style:name="P65" style:family="paragraph" style:parent-style-name="Standard">
      <style:text-properties officeooo:paragraph-rsid="0257ac91"/>
    </style:style>
    <style:style style:name="P66" style:family="paragraph" style:parent-style-name="Heading_20_1">
      <style:text-properties fo:language="de" fo:country="DE"/>
    </style:style>
    <style:style style:name="P67" style:family="paragraph" style:parent-style-name="Heading_20_1">
      <style:text-properties fo:language="de" fo:country="DE" officeooo:rsid="0119d4f8" officeooo:paragraph-rsid="0119d4f8"/>
    </style:style>
    <style:style style:name="P68" style:family="paragraph" style:parent-style-name="Heading_20_1">
      <style:text-properties fo:language="de" fo:country="DE" officeooo:paragraph-rsid="01e114fd"/>
    </style:style>
    <style:style style:name="P69" style:family="paragraph" style:parent-style-name="Standard" style:list-style-name="L1">
      <style:text-properties officeooo:rsid="0255555b" officeooo:paragraph-rsid="0255555b"/>
    </style:style>
    <style:style style:name="P70" style:family="paragraph" style:parent-style-name="Standard" style:list-style-name="L1">
      <style:text-properties officeooo:rsid="0257b92b" officeooo:paragraph-rsid="0257b92b"/>
    </style:style>
    <style:style style:name="P71" style:family="paragraph" style:parent-style-name="Standard" style:list-style-name="L1">
      <style:text-properties officeooo:rsid="025a2d29" officeooo:paragraph-rsid="025a2d29"/>
    </style:style>
    <style:style style:name="P72" style:family="paragraph" style:parent-style-name="Standard" style:list-style-name="L1">
      <style:text-properties officeooo:rsid="0259a2cf" officeooo:paragraph-rsid="0259a2cf"/>
    </style:style>
    <style:style style:name="P73" style:family="paragraph" style:parent-style-name="Standard" style:list-style-name="L2">
      <style:text-properties officeooo:rsid="02518d10" officeooo:paragraph-rsid="02518d10"/>
    </style:style>
    <style:style style:name="P74" style:family="paragraph" style:parent-style-name="Standard" style:list-style-name="L3">
      <style:text-properties officeooo:rsid="02496706" officeooo:paragraph-rsid="02496706"/>
    </style:style>
    <style:style style:name="P75" style:family="paragraph" style:parent-style-name="Standard" style:list-style-name="L3">
      <style:text-properties officeooo:rsid="023c1517" officeooo:paragraph-rsid="023c1517"/>
    </style:style>
    <style:style style:name="P76" style:family="paragraph" style:parent-style-name="Standard" style:list-style-name="L3">
      <style:text-properties officeooo:rsid="02391305" officeooo:paragraph-rsid="02391305"/>
    </style:style>
    <style:style style:name="P77" style:family="paragraph" style:parent-style-name="Standard" style:list-style-name="L4">
      <style:text-properties fo:language="de" fo:country="DE" officeooo:rsid="02399f90" officeooo:paragraph-rsid="023a654a"/>
    </style:style>
    <style:style style:name="P78" style:family="paragraph" style:parent-style-name="Standard" style:list-style-name="L1">
      <style:text-properties officeooo:rsid="025faece" officeooo:paragraph-rsid="025faece"/>
    </style:style>
    <style:style style:name="P79" style:family="paragraph" style:parent-style-name="Text_20_body" style:list-style-name="L4">
      <style:text-properties fo:language="de" fo:country="DE" officeooo:rsid="02357d57" officeooo:paragraph-rsid="02357d57"/>
    </style:style>
    <style:style style:name="P80" style:family="paragraph" style:parent-style-name="Text_20_body" style:list-style-name="L4">
      <style:text-properties fo:language="de" fo:country="DE" officeooo:rsid="02358fcb" officeooo:paragraph-rsid="02358fcb"/>
    </style:style>
    <style:style style:name="P81" style:family="paragraph" style:parent-style-name="Text_20_body" style:list-style-name="L4">
      <style:text-properties fo:language="de" fo:country="DE" officeooo:rsid="023824a7" officeooo:paragraph-rsid="023824a7"/>
    </style:style>
    <style:style style:name="P82" style:family="paragraph" style:parent-style-name="Text_20_body" style:list-style-name="L4">
      <style:text-properties fo:language="de" fo:country="DE" officeooo:rsid="023e4824" officeooo:paragraph-rsid="023e4824"/>
    </style:style>
    <style:style style:name="P83" style:family="paragraph" style:parent-style-name="Text_20_body" style:list-style-name="L4">
      <style:text-properties fo:language="de" fo:country="DE" officeooo:rsid="0242cea4" officeooo:paragraph-rsid="0242cea4"/>
    </style:style>
    <style:style style:name="P84" style:family="paragraph" style:parent-style-name="Text_20_body" style:list-style-name="L4">
      <style:text-properties fo:language="de" fo:country="DE" officeooo:rsid="02433141" officeooo:paragraph-rsid="02433141"/>
    </style:style>
    <style:style style:name="P85" style:family="paragraph" style:parent-style-name="Text_20_body" style:list-style-name="L4">
      <style:text-properties fo:language="de" fo:country="DE" officeooo:rsid="0219aaaf" officeooo:paragraph-rsid="0219aaaf"/>
    </style:style>
    <style:style style:name="P86" style:family="paragraph" style:parent-style-name="Text_20_body" style:list-style-name="L4">
      <style:text-properties fo:language="de" fo:country="DE" officeooo:rsid="021c427e" officeooo:paragraph-rsid="021c427e"/>
    </style:style>
    <style:style style:name="P87" style:family="paragraph" style:parent-style-name="Text_20_body" style:list-style-name="L4">
      <style:text-properties fo:language="de" fo:country="DE" officeooo:rsid="0225e2d2" officeooo:paragraph-rsid="0225e2d2"/>
    </style:style>
    <style:style style:name="P88" style:family="paragraph" style:parent-style-name="Text_20_body" style:list-style-name="L4">
      <style:text-properties fo:language="de" fo:country="DE" officeooo:rsid="021d678b" officeooo:paragraph-rsid="021d678b"/>
    </style:style>
    <style:style style:name="P89" style:family="paragraph" style:parent-style-name="Text_20_body" style:list-style-name="L4">
      <style:text-properties fo:language="de" fo:country="DE" officeooo:rsid="022ab863" officeooo:paragraph-rsid="022ab863"/>
    </style:style>
    <style:style style:name="P90" style:family="paragraph" style:parent-style-name="Text_20_body" style:list-style-name="L4">
      <style:text-properties fo:language="de" fo:country="DE" officeooo:rsid="022b881d" officeooo:paragraph-rsid="022b881d"/>
    </style:style>
    <style:style style:name="P91" style:family="paragraph" style:parent-style-name="Text_20_body" style:list-style-name="L4">
      <style:text-properties fo:language="de" fo:country="DE" officeooo:rsid="022c7502" officeooo:paragraph-rsid="022c7502"/>
    </style:style>
    <style:style style:name="P92" style:family="paragraph" style:parent-style-name="Text_20_body" style:list-style-name="L4">
      <style:text-properties fo:language="de" fo:country="DE" officeooo:rsid="022f63a1" officeooo:paragraph-rsid="022f63a1"/>
    </style:style>
    <style:style style:name="P93" style:family="paragraph" style:parent-style-name="Text_20_body" style:list-style-name="L4">
      <style:text-properties fo:language="de" fo:country="DE" officeooo:rsid="02336bc7" officeooo:paragraph-rsid="02336bc7"/>
    </style:style>
    <style:style style:name="P94" style:family="paragraph" style:parent-style-name="Text_20_body" style:list-style-name="L4">
      <style:text-properties fo:language="de" fo:country="DE" officeooo:rsid="023383a1" officeooo:paragraph-rsid="023383a1"/>
    </style:style>
    <style:style style:name="P95" style:family="paragraph" style:parent-style-name="Text_20_body" style:list-style-name="L4">
      <style:text-properties fo:language="de" fo:country="DE" officeooo:rsid="022224a3" officeooo:paragraph-rsid="0224eebf"/>
    </style:style>
    <style:style style:name="P96" style:family="paragraph" style:parent-style-name="Text_20_body" style:list-style-name="L4">
      <style:text-properties fo:language="de" fo:country="DE" officeooo:rsid="02198475" officeooo:paragraph-rsid="0219a666"/>
    </style:style>
    <style:style style:name="P97" style:family="paragraph" style:parent-style-name="Text_20_body" style:list-style-name="L4">
      <style:text-properties fo:language="de" fo:country="DE" officeooo:rsid="021ba7d1" officeooo:paragraph-rsid="021ba7d1"/>
    </style:style>
    <style:style style:name="P98" style:family="paragraph" style:parent-style-name="Text_20_body" style:list-style-name="L5">
      <style:text-properties fo:language="de" fo:country="DE" officeooo:rsid="01e5053b" officeooo:paragraph-rsid="01e5053b"/>
    </style:style>
    <style:style style:name="P99" style:family="paragraph" style:parent-style-name="Text_20_body" style:list-style-name="L5">
      <style:text-properties fo:language="de" fo:country="DE" officeooo:rsid="01f68769" officeooo:paragraph-rsid="01f68769"/>
    </style:style>
    <style:style style:name="P100" style:family="paragraph" style:parent-style-name="Text_20_body" style:list-style-name="L5">
      <style:text-properties fo:language="de" fo:country="DE" officeooo:rsid="01f7dda6" officeooo:paragraph-rsid="01f7dda6"/>
    </style:style>
    <style:style style:name="P101" style:family="paragraph" style:parent-style-name="Text_20_body" style:list-style-name="L5">
      <style:text-properties fo:language="de" fo:country="DE" officeooo:rsid="01fe6523" officeooo:paragraph-rsid="01fe6523"/>
    </style:style>
    <style:style style:name="P102" style:family="paragraph" style:parent-style-name="Text_20_body" style:list-style-name="L4">
      <style:text-properties officeooo:rsid="0213e8b2" officeooo:paragraph-rsid="0213e8b2"/>
    </style:style>
    <style:style style:name="P103" style:family="paragraph" style:parent-style-name="Text_20_body" style:list-style-name="L4">
      <style:text-properties officeooo:rsid="021e1e56" officeooo:paragraph-rsid="0224eebf"/>
    </style:style>
    <style:style style:name="P104" style:family="paragraph" style:parent-style-name="Text_20_body" style:list-style-name="L4">
      <style:text-properties officeooo:rsid="021ec1c1" officeooo:paragraph-rsid="0224eebf"/>
    </style:style>
    <style:style style:name="P105" style:family="paragraph" style:parent-style-name="Text_20_body" style:list-style-name="L4">
      <style:text-properties officeooo:rsid="02203ea1" officeooo:paragraph-rsid="0224eebf"/>
    </style:style>
    <style:style style:name="P106" style:family="paragraph" style:parent-style-name="Text_20_body" style:list-style-name="L4">
      <style:text-properties officeooo:rsid="021692f7" officeooo:paragraph-rsid="0219a666"/>
    </style:style>
    <style:style style:name="P107" style:family="paragraph" style:parent-style-name="Text_20_body" style:list-style-name="L4">
      <style:text-properties officeooo:rsid="0212040b" officeooo:paragraph-rsid="0212040b"/>
    </style:style>
    <style:style style:name="P108" style:family="paragraph" style:parent-style-name="Text_20_body" style:list-style-name="L4">
      <style:text-properties officeooo:rsid="01ffbe57" officeooo:paragraph-rsid="01ffbe57"/>
    </style:style>
    <style:style style:name="P109" style:family="paragraph" style:parent-style-name="Text_20_body" style:list-style-name="L4">
      <style:text-properties officeooo:rsid="01fff8d3" officeooo:paragraph-rsid="020cff14"/>
    </style:style>
    <style:style style:name="P110" style:family="paragraph" style:parent-style-name="Text_20_body" style:list-style-name="L5">
      <style:text-properties officeooo:paragraph-rsid="01e1368d"/>
    </style:style>
    <style:style style:name="P111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12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13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14" style:family="paragraph" style:parent-style-name="Text_20_body" style:list-style-name="L6">
      <style:paragraph-properties fo:margin-top="0cm" fo:margin-bottom="0cm" loext:contextual-spacing="false"/>
    </style:style>
    <style:style style:name="P115" style:family="paragraph" style:parent-style-name="Text_20_body" style:list-style-name="L6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officeooo:rsid="01601a9d"/>
    </style:style>
    <style:style style:name="T288" style:family="text">
      <style:text-properties officeooo:rsid="016582f1"/>
    </style:style>
    <style:style style:name="T289" style:family="text">
      <style:text-properties officeooo:rsid="0165a6a7"/>
    </style:style>
    <style:style style:name="T290" style:family="text">
      <style:text-properties fo:font-style="normal" style:font-style-asian="normal" style:font-style-complex="normal"/>
    </style:style>
    <style:style style:name="T291" style:family="text">
      <style:text-properties fo:font-style="normal" officeooo:rsid="0166edbd" style:font-style-asian="normal" style:font-style-complex="normal"/>
    </style:style>
    <style:style style:name="T292" style:family="text">
      <style:text-properties fo:font-style="normal" officeooo:rsid="0167a2a0" style:font-style-asian="normal" style:font-style-complex="normal"/>
    </style:style>
    <style:style style:name="T293" style:family="text">
      <style:text-properties fo:font-style="normal" officeooo:rsid="01689835" style:font-style-asian="normal" style:font-style-complex="normal"/>
    </style:style>
    <style:style style:name="T294" style:family="text">
      <style:text-properties fo:font-style="normal" officeooo:rsid="0169b19e" style:font-style-asian="normal" style:font-style-complex="normal"/>
    </style:style>
    <style:style style:name="T295" style:family="text">
      <style:text-properties fo:font-style="normal" officeooo:rsid="01718c38" style:font-style-asian="normal" style:font-style-complex="normal"/>
    </style:style>
    <style:style style:name="T296" style:family="text">
      <style:text-properties fo:font-style="normal" officeooo:rsid="0172ec21" style:font-style-asian="normal" style:font-style-complex="normal"/>
    </style:style>
    <style:style style:name="T297" style:family="text">
      <style:text-properties fo:font-style="normal" officeooo:rsid="01745744" style:font-style-asian="normal" style:font-style-complex="normal"/>
    </style:style>
    <style:style style:name="T298" style:family="text">
      <style:text-properties fo:font-style="normal" officeooo:rsid="0250c56d" style:font-style-asian="normal" style:font-style-complex="normal"/>
    </style:style>
    <style:style style:name="T299" style:family="text">
      <style:text-properties officeooo:rsid="01d4cb73"/>
    </style:style>
    <style:style style:name="T300" style:family="text">
      <style:text-properties officeooo:rsid="01d891d6"/>
    </style:style>
    <style:style style:name="T301" style:family="text">
      <style:text-properties officeooo:rsid="01e114fd"/>
    </style:style>
    <style:style style:name="T302" style:family="text">
      <style:text-properties officeooo:rsid="01e1368d"/>
    </style:style>
    <style:style style:name="T303" style:family="text">
      <style:text-properties officeooo:rsid="01f6bc20"/>
    </style:style>
    <style:style style:name="T304" style:family="text">
      <style:text-properties officeooo:rsid="01fa0f9f"/>
    </style:style>
    <style:style style:name="T305" style:family="text">
      <style:text-properties officeooo:rsid="021ba7d1"/>
    </style:style>
    <style:style style:name="T306" style:family="text">
      <style:text-properties officeooo:rsid="021ca4b6"/>
    </style:style>
    <style:style style:name="T307" style:family="text">
      <style:text-properties officeooo:rsid="021d678b"/>
    </style:style>
    <style:style style:name="T308" style:family="text">
      <style:text-properties officeooo:rsid="0223ea06"/>
    </style:style>
    <style:style style:name="T309" style:family="text">
      <style:text-properties officeooo:rsid="0225e2d2"/>
    </style:style>
    <style:style style:name="T310" style:family="text">
      <style:text-properties officeooo:rsid="022721f3"/>
    </style:style>
    <style:style style:name="T311" style:family="text">
      <style:text-properties officeooo:rsid="022ab863"/>
    </style:style>
    <style:style style:name="T312" style:family="text">
      <style:text-properties officeooo:rsid="022b881d"/>
    </style:style>
    <style:style style:name="T313" style:family="text">
      <style:text-properties officeooo:rsid="022bdd4e"/>
    </style:style>
    <style:style style:name="T314" style:family="text">
      <style:text-properties officeooo:rsid="022cc26e"/>
    </style:style>
    <style:style style:name="T315" style:family="text">
      <style:text-properties officeooo:rsid="02362500"/>
    </style:style>
    <style:style style:name="T316" style:family="text">
      <style:text-properties officeooo:rsid="023824a7"/>
    </style:style>
    <style:style style:name="T317" style:family="text">
      <style:text-properties officeooo:rsid="023a654a"/>
    </style:style>
    <style:style style:name="T318" style:family="text">
      <style:text-properties officeooo:rsid="023f0569"/>
    </style:style>
    <style:style style:name="T319" style:family="text">
      <style:text-properties officeooo:rsid="02451de9"/>
    </style:style>
    <style:style style:name="T320" style:family="text">
      <style:text-properties officeooo:rsid="024a93a0"/>
    </style:style>
    <style:style style:name="T321" style:family="text">
      <style:text-properties officeooo:rsid="0250c56d"/>
    </style:style>
    <style:style style:name="T322" style:family="text">
      <style:text-properties officeooo:rsid="0255555b"/>
    </style:style>
    <style:style style:name="T323" style:family="text">
      <style:text-properties officeooo:rsid="025cb1d1"/>
    </style:style>
    <style:style style:name="T324" style:family="text">
      <style:text-properties officeooo:rsid="025faece"/>
    </style:style>
    <style:style style:name="T325" style:family="text">
      <style:text-properties officeooo:rsid="026144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6" text:outline-level="1">Ziel</text:h>
      <text:p text:style-name="P1">Sprachlehrer-Webseite für mich<text:line-break/><text:span text:style-name="T299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8" text:outline-level="1">Schritt<text:span text:style-name="T301">e</text:span></text:h>
      <text:p text:style-name="P64">Add registration<text:tab/>TODO</text:p>
      <text:p text:style-name="P64"/>
      <text:p text:style-name="P65"/>
      <text:list xml:id="list4181745891" text:style-name="L1">
        <text:list-item>
          <text:p text:style-name="P69">Images on pixabay change frequently → Store locally on Server</text:p>
          <text:list>
            <text:list-item>
              <text:p text:style-name="P70">Create seperate page „imgTest“<text:tab/><text:tab/><text:tab/><text:tab/><text:tab/><text:span text:style-name="T325">v</text:span></text:p>
              <text:list>
                <text:list-item>
                  <text:p text:style-name="P71">Unknown element v-row → Which vuetify version? npm install?<text:line-break/>→<text:span text:style-name="T323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2">User can type in URL, <text:span text:style-name="T324">send URL to server</text:span></text:p>
              <text:list>
                <text:list-item>
                  <text:p text:style-name="P78">Create request in frontend</text:p>
                </text:list-item>
              </text:list>
            </text:list-item>
            <text:list-item>
              <text:p text:style-name="P72">Server downloads picure</text:p>
            </text:list-item>
            <text:list-item>
              <text:p text:style-name="P72">In next load, it is loaded from server</text:p>
            </text:list-item>
          </text:list>
        </text:list-item>
      </text:list>
      <text:p text:style-name="P63"/>
      <text:p text:style-name="P63"/>
      <text:list xml:id="list1204205868" text:style-name="L2">
        <text:list-item>
          <text:p text:style-name="P73">Probleme beim Neu-Aufsetzen<text:tab/><text:span text:style-name="T322">v</text:span></text:p>
          <text:list>
            <text:list-item>
              <text:p text:style-name="P73">ModuleNotFoundError: rest_framework</text:p>
            </text:list-item>
          </text:list>
        </text:list-item>
      </text:list>
      <text:p text:style-name="P62"/>
      <text:p text:style-name="P61"/>
      <text:list xml:id="list3008198091" text:style-name="L3">
        <text:list-item>
          <text:p text:style-name="P74">MainImg should only change if I type something new, not when clicking on edit<text:tab/><text:span text:style-name="T321">v</text:span></text:p>
          <text:list>
            <text:list-item>
              <text:p text:style-name="P74">How to distinguish between keyboard action &amp; automatic text fill<text:line-break/>→<text:span text:style-name="T320"> Check for keyboard event: </text:span><text:span text:style-name="T285">onkeyup?<text:line-break/>→</text:span><text:span text:style-name="T286"> </text:span><text:span text:style-name="T298">Use v-on:keyup!</text:span></text:p>
            </text:list-item>
          </text:list>
        </text:list-item>
      </text:list>
      <text:p text:style-name="P60"/>
      <text:p text:style-name="P60"/>
      <text:list xml:id="list210428621210728" text:continue-numbering="true" text:style-name="L3">
        <text:list-item>
          <text:p text:style-name="P75">Different position for vocab text<text:tab/><text:span text:style-name="T318">v</text:span></text:p>
        </text:list-item>
      </text:list>
      <text:p text:style-name="P59"/>
      <text:list xml:id="list210428492491067" text:continue-numbering="true" text:style-name="L3">
        <text:list-item>
          <text:p text:style-name="P76">Problem: image search crashes sometimes when typing in a word that can‘t be found</text:p>
        </text:list-item>
      </text:list>
      <text:p text:style-name="P58"><text:soft-page-break/></text:p>
      <text:list xml:id="list3125431802" text:style-name="L4">
        <text:list-item>
          <text:p text:style-name="P79">Save image on server</text:p>
          <text:list>
            <text:list-item>
              <text:p text:style-name="P80">New vocab: include img<text:tab/><text:span text:style-name="T316">v</text:span></text:p>
            </text:list-item>
            <text:list-item>
              <text:p text:style-name="P81">edit vocab</text:p>
              <text:list>
                <text:list-item>
                  <text:p text:style-name="P82">Load thumbnail from server as mainImg</text:p>
                </text:list-item>
                <text:list-item>
                  <text:p text:style-name="P83">mainImg is set, but overwritten by search</text:p>
                  <text:list>
                    <text:list-item>
                      <text:p text:style-name="P84">Don‘t trigger search/ <text:span text:style-name="T319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Logout doesn‘t work<text:tab/><text:span text:style-name="T317">v</text:span></text:p>
        </text:list-item>
      </text:list>
      <text:p text:style-name="P39"/>
      <text:list xml:id="list210428555329022" text:continue-numbering="true" text:style-name="L4">
        <text:list-item>
          <text:p text:style-name="P102"><text:span text:style-name="T247">A</text:span><text:span text:style-name="T31">dd image to edit section<text:tab/></text:span><text:span text:style-name="T264">v</text:span></text:p>
          <text:list>
            <text:list-item>
              <text:p text:style-name="P85">Triggering event for image search: Typing in English, typing finished (for <text:span text:style-name="T307">0.6 </text:span>sec)?<text:tab/><text:span text:style-name="T309">v</text:span></text:p>
              <text:list>
                <text:list-item>
                  <text:p text:style-name="P86">Debounce</text:p>
                </text:list-item>
              </text:list>
            </text:list-item>
            <text:list-item>
              <text:p text:style-name="P87">Make image smaller<text:tab/><text:span text:style-name="T310">v</text:span></text:p>
            </text:list-item>
            <text:list-item>
              <text:p text:style-name="P88">Add image selection below button<text:span text:style-name="T311">s</text:span></text:p>
              <text:list>
                <text:list-item>
                  <text:p text:style-name="P89">Create dynamically folding grid list<text:tab/><text:span text:style-name="T312">v</text:span></text:p>
                </text:list-item>
              </text:list>
            </text:list-item>
            <text:list-item>
              <text:p text:style-name="P90">Put „logout“ <text:span text:style-name="T313">into top toolbar + „logged in as...“</text:span></text:p>
              <text:list>
                <text:list-item>
                  <text:p text:style-name="P91">Wo ist user gespeichert? <text:span text:style-name="T314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92">Create little User Icon, „logged in as...“ + logout-option</text:p>
                </text:list-item>
              </text:list>
            </text:list-item>
            <text:list-item>
              <text:p text:style-name="P93">Send request to image server, receive response<text:tab/><text:span text:style-name="T315">v</text:span></text:p>
              <text:list>
                <text:list-item>
                  <text:p text:style-name="P94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210429200122949" text:continue-numbering="true" text:style-name="L4">
        <text:list-item>
          <text:p text:style-name="P103"><text:span text:style-name="T247">R</text:span><text:span text:style-name="T31">emove footer<text:tab/></text:span><text:span text:style-name="T263">v</text:span></text:p>
          <text:list>
            <text:list-item>
              <text:p text:style-name="P104"><text:span text:style-name="T31">Make main part bigger<text:tab/></text:span><text:span text:style-name="T261">v</text:span></text:p>
            </text:list-item>
            <text:list-item>
              <text:p text:style-name="P105"><text:span text:style-name="T31">Give other color to header<text:tab/></text:span><text:span text:style-name="T262">v</text:span></text:p>
            </text:list-item>
            <text:list-item>
              <text:p text:style-name="P95">Vocabs view layout: List pushes logout button down, even if covered<text:line-break/>→<text:span text:style-name="T308"> Use e.g. 80vh instead of 80%</text:span></text:p>
            </text:list-item>
          </text:list>
        </text:list-item>
      </text:list>
      <text:p text:style-name="P37"><text:soft-page-break/></text:p>
      <text:list xml:id="list210429245337871" text:continue-numbering="true" text:style-name="L4">
        <text:list-item>
          <text:p text:style-name="P106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96">null-exception<text:tab/><text:tab/><text:span text:style-name="T305">v</text:span></text:p>
            </text:list-item>
            <text:list-item>
              <text:p text:style-name="P97">selected<text:tab/><text:span text:style-name="T306">v</text:span></text:p>
            </text:list-item>
          </text:list>
        </text:list-item>
      </text:list>
      <text:p text:style-name="P38"/>
      <text:list xml:id="list210429843826049" text:continue-numbering="true" text:style-name="L4">
        <text:list-item>
          <text:p text:style-name="P107"><text:span text:style-name="T247">M</text:span><text:span text:style-name="T31">odluarize </text:span><text:span text:style-name="T257">VocabBar</text:span></text:p>
          <text:list>
            <text:list-item>
              <text:p text:style-name="P108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09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2902296295" text:style-name="L5">
        <text:list-item>
          <text:p text:style-name="P110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98">Create layout to display vocab cards</text:p>
              <text:list>
                <text:list-item>
                  <text:p text:style-name="P98">New vuetify version changes everything, how to update?<text:tab/><text:span text:style-name="T304">v</text:span></text:p>
                </text:list-item>
                <text:list-item>
                  <text:p text:style-name="P99">How to create default image if none is provided for vocab?<text:line-break/>→<text:span text:style-name="T303"> Create function to return either vocab or default image</text:span></text:p>
                </text:list-item>
                <text:list-item>
                  <text:p text:style-name="P100">Remove Edit button, instead click on picture<text:tab/><text:span text:style-name="T304">v</text:span></text:p>
                  <text:list>
                    <text:list-header>
                      <text:p text:style-name="P101"/>
                    </text:list-header>
                  </text:list>
                </text:list-item>
              </text:list>
            </text:list-item>
            <text:list-item>
              <text:p text:style-name="P98"><text:soft-page-break/></text:p>
            </text:list-item>
          </text:list>
        </text:list-item>
      </text:list>
      <text:p text:style-name="P35"/>
      <text:p text:style-name="P35"><text:span text:style-name="T302">Let Backend send pictures to FE</text:span><text:line-break/>-Check if Pixabay API delivers useful resu<text:span text:style-name="T300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<text:soft-page-break/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oft-page-break/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0">--</text:span><text:span text:style-name="T291">Request mit Token? </text:span><text:span text:style-name="T292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3">/</text:span><text:span text:style-name="T294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295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296">Anscheindend kann </text:span><text:span text:style-name="T283">.then</text:span><text:span text:style-name="T296">-Block </text:span><text:span text:style-name="T283">this </text:span><text:span text:style-name="T296">nicht referenzieren, wenn Request mit axios gesendet (wenn mit $http, dann schon)<text:line-break/></text:span><text:span text:style-name="T297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89">v</text:span><text:line-break/>-<text:span text:style-name="T288">Hide drop-down menu when links visible in header</text:span></text:p>
      <text:p text:style-name="P29">Login-Seite nur Verfügbar, wenn man nicht eingeloggt ist<text:tab/><text:tab/><text:tab/><text:tab/><text:tab/><text:tab/><text:span text:style-name="T287">v</text:span><text:line-break/>-<text:span text:style-name="T271">Welche Variable gibt dies an? -&gt;</text:span><text:span text:style-name="T273">isLoggedIn</text:span></text:p>
      <text:p text:style-name="P46"><text:soft-page-break/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oft-page-break/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4121615519" text:style-name="L6">
        <text:list-item>
          <text:p text:style-name="P111">app.vue:</text:p>
          <text:list>
            <text:list-item>
              <text:p text:style-name="P111">created(): if authenticated then dispatch user request</text:p>
            </text:list-item>
          </text:list>
        </text:list-item>
        <text:list-item>
          <text:p text:style-name="P111">home/index.vue: </text:p>
          <text:list>
            <text:list-item>
              <text:p text:style-name="P112">&lt;template&gt;: If not authenticated, then show introductory message</text:p>
            </text:list-item>
            <text:list-item>
              <text:p text:style-name="P115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13">login/index.vue:</text:p>
          <text:list>
            <text:list-item>
              <text:p text:style-name="P114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114"/>
          <text:list>
            <text:list-item>
              <text:p text:style-name="P113"/>
            </text:list-item>
            <text:list-item>
              <text:p text:style-name="P112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oft-page-break/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</text:span><text:soft-page-break/><text:span text:style-name="T33"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1-01T21:04:27.690000000</dc:date>
    <meta:editing-duration>P54DT7M25S</meta:editing-duration>
    <meta:editing-cycles>526</meta:editing-cycles>
    <meta:document-statistic meta:table-count="0" meta:image-count="0" meta:object-count="0" meta:page-count="12" meta:paragraph-count="120" meta:word-count="2332" meta:character-count="16664" meta:non-whitespace-character-count="13848"/>
  </office:meta>
</office:document-meta>
</file>